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1000000E3E552B1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21.001cm" table:align="margins" style:shadow="none"/>
    </style:style>
    <style:style style:name="Tableau2.A" style:family="table-column">
      <style:table-column-properties style:column-width="10.5cm" style:rel-column-width="32767*"/>
    </style:style>
    <style:style style:name="Tableau2.A1" style:family="table-cell">
      <style:table-cell-properties style:vertical-align="middle" fo:background-color="#ffff00" fo:padding="0cm" fo:border-left="none" fo:border-right="none" fo:border-top="none" fo:border-bottom="">
        <style:background-image/>
      </style:table-cell-properties>
    </style:style>
    <style:style style:name="Tableau2.B1" style:family="table-cell">
      <style:table-cell-properties style:vertical-align="middle" fo:background-color="#ffff00" fo:padding="0cm" fo:border-left="" fo:border-right="none" fo:border-top="none" fo:border-bottom="">
        <style:background-image/>
      </style:table-cell-properties>
    </style:style>
    <style:style style:name="Tableau2.A2" style:family="table-cell">
      <style:table-cell-properties style:vertical-align="middle" fo:background-color="#ffff00" fo:padding="0cm" fo:border="none">
        <style:background-image/>
      </style:table-cell-properties>
    </style:style>
    <style:style style:name="Tableau2.B2" style:family="table-cell">
      <style:table-cell-properties style:vertical-align="middle" fo:background-color="#ffff00" fo:padding="0cm" fo:border-left="" fo:border-right="none" fo:border-top="none" fo:border-bottom="none">
        <style:background-image/>
      </style:table-cell-properties>
    </style:style>
    <style:style style:name="Tableau1" style:family="table">
      <style:table-properties style:width="21.001cm" table:align="margins" style:shadow="none"/>
    </style:style>
    <style:style style:name="Tableau1.A" style:family="table-column">
      <style:table-column-properties style:column-width="10.5cm" style:rel-column-width="32767*"/>
    </style:style>
    <style:style style:name="Tableau1.A1" style:family="table-cell">
      <style:table-cell-properties style:vertical-align="middle" fo:background-color="#00ff00" fo:padding="0cm" fo:border-left="none" fo:border-right="none" fo:border-top="none" fo:border-bottom="">
        <style:background-image/>
      </style:table-cell-properties>
    </style:style>
    <style:style style:name="Tableau1.B1" style:family="table-cell">
      <style:table-cell-properties style:vertical-align="middle" fo:background-color="#00ff00" fo:padding="0cm" fo:border-left="" fo:border-right="none" fo:border-top="none" fo:border-bottom="">
        <style:background-image/>
      </style:table-cell-properties>
    </style:style>
    <style:style style:name="Tableau1.A2" style:family="table-cell">
      <style:table-cell-properties style:vertical-align="middle" fo:background-color="#00ff00" fo:padding="0cm" fo:border="none">
        <style:background-image/>
      </style:table-cell-properties>
    </style:style>
    <style:style style:name="Tableau1.B2" style:family="table-cell">
      <style:table-cell-properties style:vertical-align="middle" fo:background-color="#00ff00" fo:padding="0cm" fo:border-left="" fo:border-right="none" fo:border-top="none" fo:border-bottom="none">
        <style:background-image/>
      </style:table-cell-properties>
    </style:style>
    <style:style style:name="P1" style:family="paragraph" style:parent-style-name="Standard">
      <style:text-properties officeooo:paragraph-rsid="001136b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officeooo:paragraph-rsid="001136bd"/>
    </style:style>
    <style:style style:name="P4" style:family="paragraph" style:parent-style-name="Table_20_Contents">
      <style:paragraph-properties fo:text-align="center" style:justify-single-word="false"/>
      <style:text-properties officeooo:paragraph-rsid="001136b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<draw:frame draw:style-name="fr2" draw:name="Image1" text:anchor-type="char" svg:x="2.693cm" svg:y="0.556cm" svg:width="5.114cm" svg:height="8.006cm" draw:z-index="1"><draw:image xlink:href="Pictures/1000020100000091000000E3E552B130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au1.B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<draw:frame draw:style-name="fr2" draw:name="Image2" text:anchor-type="char" svg:x="2.693cm" svg:y="0.556cm" svg:width="5.114cm" svg:height="8.006cm" draw:z-index="2"><draw:image xlink:href="Pictures/1000020100000091000000E3E552B130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au1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draw:frame draw:style-name="fr1" draw:name="Image3" text:anchor-type="char" svg:width="5.114cm" svg:height="8.006cm" draw:z-index="0"><draw:image xlink:href="Pictures/1000020100000091000000E3E552B130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au1.B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draw:frame draw:style-name="fr1" draw:name="Image4" text:anchor-type="char" svg:width="5.114cm" svg:height="8.006cm" draw:z-index="3"><draw:image xlink:href="Pictures/1000020100000091000000E3E552B130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1"/>
      <text:p text:style-name="P2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<draw:frame draw:style-name="fr2" draw:name="Image5" text:anchor-type="char" svg:x="2.693cm" svg:y="0.556cm" svg:width="5.114cm" svg:height="8.006cm" draw:z-index="4"><draw:image xlink:href="Pictures/1000020100000091000000E3E552B130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au2.B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<draw:frame draw:style-name="fr2" draw:name="Image6" text:anchor-type="char" svg:x="2.693cm" svg:y="0.556cm" svg:width="5.114cm" svg:height="8.006cm" draw:z-index="5"><draw:image xlink:href="Pictures/1000020100000091000000E3E552B130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au2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draw:frame draw:style-name="fr1" draw:name="Image7" text:anchor-type="char" svg:width="5.114cm" svg:height="8.006cm" draw:z-index="6"><draw:image xlink:href="Pictures/1000020100000091000000E3E552B130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au2.B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draw:frame draw:style-name="fr1" draw:name="Image8" text:anchor-type="char" svg:width="5.114cm" svg:height="8.006cm" draw:z-index="7"><draw:image xlink:href="Pictures/1000020100000091000000E3E552B130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4:59:45.711000000</meta:creation-date>
    <dc:date>2014-11-12T15:15:12.521000000</dc:date>
    <meta:editing-duration>PT10M14S</meta:editing-duration>
    <meta:editing-cycles>3</meta:editing-cycles>
    <meta:generator>LibreOffice/4.2.6.3$Windows_x86 LibreOffice_project/3fd416d4c6db7d3204c17ce57a1d70f6e531ee21</meta:generator>
    <meta:document-statistic meta:table-count="2" meta:image-count="8" meta:object-count="0" meta:page-count="2" meta:paragraph-count="0" meta:word-count="0" meta:character-count="0" meta:non-whitespace-character-count="0"/>
  </office:meta>
</office:document-meta>
</file>